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Excel_20_Built-in_20_Comma" style:data-style-name="N4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b9cde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b9cde5" style:diagonal-bl-tr="none" style:diagonal-tl-br="none" fo:border="0.74pt solid #558ed5" style:rotation-align="none"/>
    </style:style>
    <style:style style:name="ce11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Comma" style:data-style-name="N4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b9cde5" style:diagonal-bl-tr="none" style:diagonal-tl-br="none" style:text-align-source="fix" style:repeat-content="false" fo:wrap-option="no-wrap" fo:border="0.74pt solid #558ed5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b9cde5" style:diagonal-bl-tr="none" style:diagonal-tl-br="none" fo:border="0.74pt solid #558ed5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RECEITAS 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2" office:value-type="string" calcext:value-type="string">
            <text:p>Salario</text:p>
          </table:table-cell>
          <table:table-cell table:style-name="ce14" office:value-type="float" office:value="4500" calcext:value-type="float">
            <text:p>4.500,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office:value-type="string" calcext:value-type="string">
            <text:p>13º salário </text:p>
          </table:table-cell>
          <table:table-cell table:style-name="ce14" office:value-type="float" office:value="4500" calcext:value-type="float">
            <text:p>4.500,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5" table:formula="of:=SUM([.B2:.B3])" office:value-type="float" office:value="9000" calcext:value-type="float">
            <text:p>9.000,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Despesas fixas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2" office:value-type="string" calcext:value-type="string">
            <text:p>Categoria</text:p>
          </table:table-cell>
          <table:table-cell table:style-name="ce12" office:value-type="string" calcext:value-type="string">
            <text:p>Valor planejado </text:p>
          </table:table-cell>
          <table:table-cell table:style-name="ce12" office:value-type="string" calcext:value-type="string">
            <text:p>Valor Re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uguel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300" calcext:value-type="float">
            <text:p>13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onta de água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onta de luz 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ernet</text:p>
          </table:table-cell>
          <table:table-cell table:number-columns-repeated="2" table:style-name="ce12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ercado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sicóloga</text:p>
          </table:table-cell>
          <table:table-cell table:number-columns-repeated="2"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aculdade 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tal </text:p>
          </table:table-cell>
          <table:table-cell table:style-name="ce12" table:formula="of:=(SUM([.B7:.B13]))" office:value-type="float" office:value="3065" calcext:value-type="float">
            <text:p>3065</text:p>
          </table:table-cell>
          <table:table-cell table:style-name="ce12" table:formula="of:=SUM([.C7:.C13])" office:value-type="float" office:value="4838" calcext:value-type="float">
            <text:p>4838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Despesas variáveis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2" office:value-type="string" calcext:value-type="string">
            <text:p>medicamentos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elivery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eleza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2" table:formula="of:=SUM([.B16:.B18])" office:value-type="float" office:value="410" calcext:value-type="float">
            <text:p>410</text:p>
          </table:table-cell>
          <table:table-cell table:style-name="ce12" table:formula="of:=SUM([.C16:.C18])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Extras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2" office:value-type="string" calcext:value-type="string">
            <text:p>Conserto do carro 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tal 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tal das despesas </text:p>
          </table:table-cell>
          <table:table-cell table:style-name="ce12" table:formula="of:=SUM([.B14];[.B19];[.B22];)" office:value-type="float" office:value="3795" calcext:value-type="float">
            <text:p>3795</text:p>
          </table:table-cell>
          <table:table-cell table:style-name="ce12" table:formula="of:=SUM([.C14];[.C19];[.C22];)" office:value-type="float" office:value="5718" calcext:value-type="float">
            <text:p>5718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Balanço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2" office:value-type="string" calcext:value-type="string">
            <text:p>Valor planejado</text:p>
          </table:table-cell>
          <table:table-cell table:style-name="ce12" table:formula="of:=SUM([.B14];[.B19];[.B22])" office:value-type="float" office:value="3795" calcext:value-type="float">
            <text:p>3795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2" office:value-type="string" calcext:value-type="string">
            <text:p>valor realizado</text:p>
          </table:table-cell>
          <table:table-cell table:style-name="ce12" table:formula="of:=SUM([.C14];[.C19];[.C22])" office:value-type="float" office:value="5718" calcext:value-type="float">
            <text:p>5718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2" office:value-type="string" calcext:value-type="string">
            <text:p>diferença</text:p>
          </table:table-cell>
          <table:table-cell table:style-name="ce12" table:formula="of:=[.B26]-[.B25]" office:value-type="float" office:value="1923" calcext:value-type="float">
            <text:p>1923</text:p>
          </table:table-cell>
          <table:table-cell table:style-name="ce16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date-style style:name="N141">
      <number:day/>
      <number:text>/</number:text>
      <number:month number:textual="true"/>
      <number:text>/</number:text>
      <number:year/>
    </number:date-style>
    <number:date-style style:name="N140">
      <number:day/>
      <number:text>/</number:text>
      <number:month number:textual="true"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month number:textual="true"/>
      <number:text>/</number:text>
      <number:year/>
    </number:date-style>
    <number:date-style style:name="N142">
      <number:day/>
      <number:text>/</number:text>
      <number:month/>
      <number:text>/</number:text>
      <number:year number:style="long"/>
    </number:date-style>
    <number:number-style style:name="N113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4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2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2" style:display-name="PageStyle_Plan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4-11-08T17:52:46</meta:creation-date>
    <dc:date>2024-11-12T08:52:26.726290253</dc:date>
    <meta:generator>LibreOffice/7.3.7.2$Linux_X86_64 LibreOffice_project/30$Build-2</meta:generator>
    <meta:editing-duration>PT3M18S</meta:editing-duration>
    <meta:editing-cycles>1</meta:editing-cycles>
    <meta:document-statistic meta:table-count="3" meta:cell-count="65" meta:object-count="0"/>
    <meta:user-defined meta:name="AppVersion">12.0000</meta:user-defined>
  </office:meta>
</office:document-meta>
</file>